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font-size="14pt" style:text-underline-style="solid" style:text-underline-width="auto" style:text-underline-color="font-color" officeooo:paragraph-rsid="00248d65" style:font-size-asian="14pt" style:font-size-complex="14pt"/>
    </style:style>
    <style:style style:name="P2" style:family="paragraph" style:parent-style-name="Standard">
      <style:text-properties officeooo:rsid="001f4288" officeooo:paragraph-rsid="00248d65"/>
    </style:style>
    <style:style style:name="P3" style:family="paragraph" style:parent-style-name="Standard">
      <style:text-properties fo:font-size="11pt" officeooo:rsid="001f4288" officeooo:paragraph-rsid="001f4288" style:font-size-asian="11pt" style:font-size-complex="11pt"/>
    </style:style>
    <style:style style:name="P4" style:family="paragraph" style:parent-style-name="Standard">
      <style:text-properties fo:font-weight="bold" officeooo:rsid="00207930" officeooo:paragraph-rsid="00207930" style:font-weight-asian="bold" style:font-weight-complex="bold"/>
    </style:style>
    <style:style style:name="P5" style:family="paragraph" style:parent-style-name="Standard">
      <style:text-properties officeooo:rsid="00207930" officeooo:paragraph-rsid="00207930"/>
    </style:style>
    <style:style style:name="P6" style:family="paragraph" style:parent-style-name="Standard">
      <style:text-properties fo:font-size="11pt" officeooo:rsid="00207930" officeooo:paragraph-rsid="00207930" style:font-size-asian="11pt" style:font-size-complex="11pt"/>
    </style:style>
    <style:style style:name="P7" style:family="paragraph" style:parent-style-name="Standard">
      <style:text-properties fo:font-weight="bold" officeooo:rsid="0023827f" officeooo:paragraph-rsid="0023827f" style:font-weight-asian="bold" style:font-weight-complex="bold"/>
    </style:style>
    <style:style style:name="P8" style:family="paragraph" style:parent-style-name="Standard">
      <style:text-properties fo:font-size="11pt" officeooo:paragraph-rsid="0023827f" style:font-size-asian="11pt" style:font-size-complex="11pt"/>
    </style:style>
    <style:style style:name="P9" style:family="paragraph" style:parent-style-name="Heading_20_3">
      <style:paragraph-properties fo:line-height="100%"/>
    </style:style>
    <style:style style:name="P10" style:family="paragraph" style:parent-style-name="Text_20_body" style:list-style-name="L1">
      <style:paragraph-properties fo:line-height="100%"/>
    </style:style>
    <style:style style:name="P11" style:family="paragraph" style:parent-style-name="Text_20_body" style:list-style-name="L1">
      <style:paragraph-properties fo:line-height="100%"/>
      <style:text-properties fo:font-size="11pt" style:font-size-asian="11pt" style:font-size-complex="11pt"/>
    </style:style>
    <style:style style:name="P12" style:family="paragraph" style:parent-style-name="Text_20_body">
      <style:paragraph-properties fo:line-height="100%"/>
      <style:text-properties fo:font-size="11pt" style:font-size-asian="11pt" style:font-size-complex="11pt"/>
    </style:style>
    <style:style style:name="P13" style:family="paragraph" style:parent-style-name="Text_20_body" style:list-style-name="L2">
      <style:paragraph-properties fo:line-height="100%"/>
    </style:style>
    <style:style style:name="P14" style:family="paragraph" style:parent-style-name="Text_20_body" style:list-style-name="L2">
      <style:paragraph-properties fo:line-height="100%"/>
      <style:text-properties fo:font-size="11pt" style:font-size-asian="11pt" style:font-size-complex="11pt"/>
    </style:style>
    <style:style style:name="P15" style:family="paragraph" style:parent-style-name="Text_20_body" style:list-style-name="L3">
      <style:paragraph-properties fo:line-height="100%"/>
    </style:style>
    <style:style style:name="P16" style:family="paragraph" style:parent-style-name="Text_20_body" style:list-style-name="L3">
      <style:paragraph-properties fo:line-height="100%"/>
      <style:text-properties fo:font-size="11pt" style:font-size-asian="11pt" style:font-size-complex="11pt"/>
    </style:style>
    <style:style style:name="P17" style:family="paragraph" style:parent-style-name="Text_20_body" style:list-style-name="L4">
      <style:paragraph-properties fo:line-height="100%"/>
    </style:style>
    <style:style style:name="P18" style:family="paragraph" style:parent-style-name="Text_20_body" style:list-style-name="L4">
      <style:paragraph-properties fo:line-height="100%"/>
      <style:text-properties fo:font-size="11pt" style:font-size-asian="11pt" style:font-size-complex="11pt"/>
    </style:style>
    <style:style style:name="P19" style:family="paragraph" style:parent-style-name="Heading_20_3">
      <style:paragraph-properties fo:line-height="100%"/>
      <style:text-properties fo:font-size="11pt" style:font-size-asian="11pt" style:font-size-complex="11pt"/>
    </style:style>
    <style:style style:name="P20" style:family="paragraph" style:parent-style-name="Text_20_body" style:list-style-name="L5">
      <style:paragraph-properties fo:line-height="100%"/>
    </style:style>
    <style:style style:name="P21" style:family="paragraph" style:parent-style-name="Text_20_body" style:list-style-name="L5">
      <style:paragraph-properties fo:line-height="100%"/>
      <style:text-properties fo:font-size="11pt" style:font-size-asian="11pt" style:font-size-complex="11pt"/>
    </style:style>
    <style:style style:name="P22" style:family="paragraph" style:parent-style-name="Standard">
      <style:paragraph-properties fo:line-height="100%"/>
      <style:text-properties fo:font-size="11pt" style:font-size-asian="11pt" style:font-size-complex="11pt"/>
    </style:style>
    <style:style style:name="T1" style:family="text">
      <style:text-properties officeooo:rsid="00248d65"/>
    </style:style>
    <style:style style:name="T2" style:family="text">
      <style:text-properties style:font-name="Liberation Serif" fo:font-size="12pt" style:text-underline-style="none" fo:font-weight="bold" officeooo:rsid="00248d65" style:font-size-asian="12pt" style:font-weight-asian="bold" style:font-size-complex="12pt" style:font-weight-complex="bold"/>
    </style:style>
    <style:style style:name="T3" style:family="text">
      <style:text-properties officeooo:rsid="0021e94e"/>
    </style:style>
    <style:style style:name="T4" style:family="text">
      <style:text-properties officeooo:rsid="0024b5d5"/>
    </style:style>
    <style:style style:name="T5" style:family="text">
      <style:text-properties fo:font-size="11pt" style:font-size-asian="11pt" style:font-size-complex="11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Task <text:span text:style-name="T1">3</text:span></text:p>
      <text:p text:style-name="P2"><text:span text:style-name="T2">Decision tree</text:span></text:p>
      <text:p text:style-name="P3">Best Parameters found: {'criterion': 'entropy', 'max_depth': 40, 'max_features': 'sqrt', 'min_samples_leaf': 18, 'min_samples_split': 33}</text:p>
      <text:p text:style-name="P3">Best Cross-Validation Accuracy: 0.2301</text:p>
      <text:p text:style-name="P3">Final Test Set Accuracy: 0.2528</text:p>
      <text:p text:style-name="P3"/>
      <text:p text:style-name="P4">Ensemble methods</text:p>
      <text:p text:style-name="P5">1. Random Forest</text:p>
      <text:p text:style-name="P6">Best RF Params: {'max_depth': 20, 'max_features': 'sqrt', 'min_samples_leaf': 4, 'min_samples_split': 34, 'n_estimators': 399}</text:p>
      <text:p text:style-name="P6">Best Cross-Validation Accuracy: 0.4650</text:p>
      <text:p text:style-name="P6">Random Forest Test Accuracy: 0.4714</text:p>
      <text:p text:style-name="P6"/>
      <text:p text:style-name="P5">2. A<text:span text:style-name="T3">daboos</text:span><text:span text:style-name="T4">t</text:span></text:p>
      <text:p text:style-name="P6">Best AdaBoost Params: {'learning_rate': np.float64(1.1337735012888268), 'n_estimators': 269}</text:p>
      <text:p text:style-name="P6">Best Cross-Validation Accuracy: 0.3368</text:p>
      <text:p text:style-name="P6">AdaBoost Test Accuracy: 0.3369%</text:p>
      <text:p text:style-name="P5"/>
      <text:p text:style-name="P7">Support Vector Machine</text:p>
      <text:p text:style-name="P8"/>
      <text:h text:style-name="P9" text:outline-level="3"><text:span text:style-name="T5">2. Task 5: Decision Tree</text:span></text:h>
      <text:list text:style-name="L1">
        <text:list-item>
          <text:p text:style-name="P10"><text:span text:style-name="T5">Search Strategy: You used </text:span><text:span text:style-name="Source_20_Text"><text:span text:style-name="T5">RandomizedSearchCV</text:span></text:span><text:span text:style-name="T5"> with </text:span><text:span text:style-name="Source_20_Text"><text:span text:style-name="T5">n_iter=50</text:span></text:span><text:span text:style-name="T5">.</text:span></text:p>
          <text:list>
            <text:list-item>
              <text:p text:style-name="P11">Rationale: Decision trees are computationally cheaper to train than ensembles or SVMs. This allowed you to set a higher number of iterations (50) to explore the hyperparameter space more thoroughly compared to the other tasks (which used 20).</text:p>
            </text:list-item>
          </text:list>
        </text:list-item>
        <text:list-item>
          <text:p text:style-name="P11">Hyperparameters:</text:p>
          <text:list>
            <text:list-item>
              <text:p text:style-name="P10"><text:span text:style-name="Source_20_Text"><text:span text:style-name="T5">min_samples_split</text:span></text:span><text:span text:style-name="T5"> &amp; </text:span><text:span text:style-name="Source_20_Text"><text:span text:style-name="T5">min_samples_leaf</text:span></text:span><text:span text:style-name="T5">: You searched for integers between 2–50 and 1–20 respectively. This is a regularization technique. By forcing leaf nodes to have a minimum number of samples, you prevent the tree from memorizing noise (overfitting).</text:span></text:p>
            </text:list-item>
            <text:list-item>
              <text:p text:style-name="P10"><text:span text:style-name="Source_20_Text"><text:span text:style-name="T5">max_features</text:span></text:span><text:span text:style-name="T5">: Exploring </text:span><text:span text:style-name="Source_20_Text"><text:span text:style-name="T5">sqrt</text:span></text:span><text:span text:style-name="T5"> vs </text:span><text:span text:style-name="Source_20_Text"><text:span text:style-name="T5">log2</text:span></text:span><text:span text:style-name="T5">. This introduces randomness into the split selection, which usually helps in reducing variance, though it is more critical in Random Forests than single trees.</text:span></text:p>
            </text:list-item>
          </text:list>
        </text:list-item>
      </text:list>
      <text:h text:style-name="P9" text:outline-level="3"><text:span text:style-name="T5">3. Task 6: Ensemble Methods (</text:span><text:span text:style-name="Source_20_Text"><text:span text:style-name="T5">task6.py</text:span></text:span><text:span text:style-name="T5">)</text:span></text:h>
      <text:p text:style-name="P12">This script compares Bagging (Random Forest) and Boosting (AdaBoost).</text:p>
      <text:p text:style-name="P12">A. Random Forest</text:p>
      <text:list text:style-name="L2">
        <text:list-item>
          <text:p text:style-name="P13"><text:span text:style-name="Source_20_Text"><text:span text:style-name="T5">n_estimators</text:span></text:span><text:span text:style-name="T5"> (100–500): You searched for a relatively high number of trees.</text:span></text:p>
          <text:list>
            <text:list-item>
              <text:p text:style-name="P14">Rationale: In Random Forests, adding more trees generally does not cause overfitting; it stabilizes the error. You likely abandoned lower values (e.g., &lt;50) because they result in high variance.</text:p>
            </text:list-item>
          </text:list>
        </text:list-item>
        <text:list-item>
          <text:p text:style-name="P13"><text:span text:style-name="Source_20_Text"><text:span text:style-name="T5">max_depth</text:span></text:span><text:span text:style-name="T5">: You included </text:span><text:span text:style-name="Source_20_Text"><text:span text:style-name="T5">None</text:span></text:span><text:span text:style-name="T5"> as an option.</text:span></text:p>
          <text:list>
            <text:list-item>
              <text:p text:style-name="P13"><text:span text:style-name="T5">Rationale: Random Forests rely on deep trees (low bias) and average them to reduce variance. Allowing fully grown trees (</text:span><text:span text:style-name="Source_20_Text"><text:span text:style-name="T5">None</text:span></text:span><text:span text:style-name="T5">) is a standard approach here, unlike in single Decision Trees where pruning is essential.</text:span></text:p>
            </text:list-item>
          </text:list>
        </text:list-item>
      </text:list>
      <text:p text:style-name="P12"><text:soft-page-break/>B. AdaBoost</text:p>
      <text:list text:style-name="L3">
        <text:list-item>
          <text:p text:style-name="P15"><text:span text:style-name="Source_20_Text"><text:span text:style-name="T5">learning_rate</text:span></text:span><text:span text:style-name="T5"> (0.01–1.5): You used a uniform distribution.</text:span></text:p>
          <text:list>
            <text:list-item>
              <text:p text:style-name="P15"><text:span text:style-name="T5">Rationale: There is a trade-off between </text:span><text:span text:style-name="Source_20_Text"><text:span text:style-name="T5">learning_rate</text:span></text:span><text:span text:style-name="T5"> and </text:span><text:span text:style-name="Source_20_Text"><text:span text:style-name="T5">n_estimators</text:span></text:span><text:span text:style-name="T5">. A lower learning rate requires more estimators to converge. By searching this range, you allow the model to find the balance between a "slow learner" (robust) and a "fast learner" (potentially aggressive).</text:span></text:p>
            </text:list-item>
          </text:list>
        </text:list-item>
        <text:list-item>
          <text:p text:style-name="P15"><text:span text:style-name="T5">Algorithm 'SAMME': You specified </text:span><text:span text:style-name="Source_20_Text"><text:span text:style-name="T5">algorithm='SAMME'</text:span></text:span><text:span text:style-name="T5">.</text:span></text:p>
          <text:list>
            <text:list-item>
              <text:p text:style-name="P16">Rationale: This is the discrete boosting algorithm (Stagewise Additive Modeling using a Multi-class Exponential loss function).</text:p>
            </text:list-item>
          </text:list>
        </text:list-item>
      </text:list>
      <text:h text:style-name="P9" text:outline-level="3"><text:span text:style-name="T5">4. Task 7: Support Vector Machine (</text:span><text:span text:style-name="Source_20_Text"><text:span text:style-name="T5">task7.py</text:span></text:span><text:span text:style-name="T5">)</text:span></text:h>
      <text:p text:style-name="P12">This task is the most computationally intensive, justifying specific choices.</text:p>
      <text:list text:style-name="L4">
        <text:list-item>
          <text:p text:style-name="P17"><text:span text:style-name="T5">Log-Uniform Distributions (</text:span><text:span text:style-name="Source_20_Text"><text:span text:style-name="T5">reciprocal</text:span></text:span><text:span text:style-name="T5">):</text:span></text:p>
          <text:list>
            <text:list-item>
              <text:p text:style-name="P17"><text:span text:style-name="T5">For </text:span><text:span text:style-name="Source_20_Text"><text:span text:style-name="T5">C</text:span></text:span><text:span text:style-name="T5"> (Regularization) and </text:span><text:span text:style-name="Source_20_Text"><text:span text:style-name="T5">gamma</text:span></text:span><text:span text:style-name="T5"> (Kernel coefficient), you used </text:span><text:span text:style-name="Source_20_Text"><text:span text:style-name="T5">scipy.stats.reciprocal</text:span></text:span><text:span text:style-name="T5">.</text:span></text:p>
            </text:list-item>
            <text:list-item>
              <text:p text:style-name="P18">Rationale: SVM parameters are sensitive across orders of magnitude. A uniform search between 0.1 and 1000 would spend 90% of its time searching between 100 and 1000. A reciprocal (log-uniform) distribution allows the search to explore 0.1, 1, 10, and 100 with equal probability. This is the standard best practice for SVM tuning.</text:p>
            </text:list-item>
          </text:list>
        </text:list-item>
        <text:list-item>
          <text:p text:style-name="P17"><text:span text:style-name="T5">Kernel Selection (</text:span><text:span text:style-name="Source_20_Text"><text:span text:style-name="T5">rbf</text:span></text:span><text:span text:style-name="T5">):</text:span></text:p>
          <text:list>
            <text:list-item>
              <text:p text:style-name="P18">Rationale: The Radial Basis Function (RBF) kernel is generally the best default for image classification when features are non-linear.</text:p>
            </text:list-item>
            <text:list-item>
              <text:p text:style-name="P18">Abandoned Approach: Polynomial Kernel. While powerful, polynomial kernels are often much slower to compute and have more hyperparameters (degree, coef0). Given the dataset size, RBF offers a better balance of speed and non-linear capability. Linear Kernel was likely abandoned because image data is rarely linearly separable.</text:p>
            </text:list-item>
          </text:list>
        </text:list-item>
      </text:list>
      <text:h text:style-name="P19" text:outline-level="3">Summary of Abandoned/Alternative Approaches</text:h>
      <text:list text:style-name="L5">
        <text:list-item>
          <text:p text:style-name="P20"><text:span text:style-name="T5">GridSearchCV: You used </text:span><text:span text:style-name="Source_20_Text"><text:span text:style-name="T5">RandomizedSearchCV</text:span></text:span><text:span text:style-name="T5"> in all files. </text:span><text:span text:style-name="Source_20_Text"><text:span text:style-name="T5">GridSearchCV</text:span></text:span><text:span text:style-name="T5"> was likely abandoned because checking every combination of the defined grids would take exponentially longer. Random search is empirically shown to find better models in less time by exploring the space more efficiently.</text:span></text:p>
        </text:list-item>
        <text:list-item>
          <text:p text:style-name="P21">Raw Pixel Training: As noted in section 1, training without PCA was likely abandoned due to memory and time constraints.</text:p>
        </text:list-item>
        <text:list-item>
          <text:p text:style-name="P20"><text:span text:style-name="T5">Low Validation Folds: You used </text:span><text:span text:style-name="Source_20_Text"><text:span text:style-name="T5">cv=3</text:span></text:span><text:span text:style-name="T5"> instead of the standard 5 or 10. This was likely a trade-off to reduce runtime, as training SVMs and Ensembles on 50,000 images (even with PCA) is heavy.</text:span></text:p>
        </text:list-item>
      </text:list>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9T20:13:15.978423486</meta:creation-date>
    <meta:generator>LibreOffice/25.2.6.2$Linux_X86_64 LibreOffice_project/520$Build-2</meta:generator>
    <dc:date>2025-11-29T21:30:39.342588051</dc:date>
    <meta:editing-duration>PT46M43S</meta:editing-duration>
    <meta:editing-cycles>14</meta:editing-cycles>
    <meta:document-statistic meta:table-count="0" meta:image-count="0" meta:object-count="0" meta:page-count="2" meta:paragraph-count="45" meta:word-count="636" meta:character-count="4344" meta:non-whitespace-character-count="3779"/>
  </office:meta>
</office:document-meta>
</file>